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85.05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0.06mm"/>
    </style:style>
    <style:style style:name="co15" style:family="table-column">
      <style:table-column-properties fo:break-before="auto" style:column-width="8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4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price_net_buy</text:p>
          </table:table-cell>
          <table:table-cell table:style-name="ce1" office:value-type="string" calcext:value-type="string">
            <text:p>price_net_sell</text:p>
          </table:table-cell>
          <table:table-cell table:style-name="ce1"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zampon Beauty for You</text:p>
          </table:table-cell>
          <table:table-cell table:style-name="ce1" office:value-type="string" calcext:value-type="string">
            <text:p>Szampon 140ml Beauty for You</text:p>
          </table:table-cell>
          <table:table-cell table:style-name="ce1" office:value-type="float" office:value="4457" calcext:value-type="float">
            <text:p>4457</text:p>
          </table:table-cell>
          <table:table-cell table:style-name="ce1" table:number-columns-repeated="2"/>
          <table:table-cell table:style-name="ce1" office:value-type="float" office:value="49.99" calcext:value-type="float">
            <text:p>49,99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zampon techniczny Beauty for You</text:p>
          </table:table-cell>
          <table:table-cell table:style-name="ce1" office:value-type="string" calcext:value-type="string">
            <text:p>Szampon techniczny 500ml Beauty for You</text:p>
          </table:table-cell>
          <table:table-cell table:style-name="ce1" office:value-type="float" office:value="369" calcext:value-type="float">
            <text:p>369</text:p>
          </table:table-cell>
          <table:table-cell table:style-name="ce1" table:number-columns-repeated="2"/>
          <table:table-cell table:style-name="ce1" office:value-type="float" office:value="129.27" calcext:value-type="float">
            <text:p>129,27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Odżywka Beauty for You</text:p>
          </table:table-cell>
          <table:table-cell table:style-name="ce1" office:value-type="string" calcext:value-type="string">
            <text:p>Odżywka 350 ml Beauty for You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table:number-columns-repeated="2"/>
          <table:table-cell table:style-name="ce1" office:value-type="float" office:value="49.99" calcext:value-type="float">
            <text:p>49,99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pray ochronny Beauty for You</text:p>
          </table:table-cell>
          <table:table-cell table:style-name="ce1" office:value-type="string" calcext:value-type="string">
            <text:p>Spray ochronny 150 ml Beauty for You</text:p>
          </table:table-cell>
          <table:table-cell table:style-name="ce1" office:value-type="float" office:value="141" calcext:value-type="float">
            <text:p>141</text:p>
          </table:table-cell>
          <table:table-cell table:style-name="ce1" table:number-columns-repeated="2"/>
          <table:table-cell table:style-name="ce1" office:value-type="float" office:value="19.5" calcext:value-type="float">
            <text:p>19,5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Eliksir Beauty for You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number-columns-repeated="2"/>
          <table:table-cell table:style-name="ce1" office:value-type="float" office:value="39.99" calcext:value-type="float">
            <text:p>39,99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Peeling do skóry głowy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style-name="ce1" office:value-type="float" office:value="72.36" calcext:value-type="float">
            <text:p>72,36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Adhesive Remover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  <table:table-cell table:style-name="ce1" office:value-type="float" office:value="72.36" calcext:value-type="float">
            <text:p>72,36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Remover do keratyny</text:p>
          </table:table-cell>
          <table:table-cell table:style-name="ce1" office:value-type="string" calcext:value-type="string">
            <text:p>Remover do keratyny 150m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ctiv remover</text:p>
          </table:table-cell>
          <table:table-cell table:style-name="ce1" office:value-type="string" calcext:value-type="string">
            <text:p>Remover do taśm ACTIV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style-name="ce1" office:value-type="float" office:value="32.52" calcext:value-type="float">
            <text:p>32,52</text:p>
          </table:table-cell>
          <table:table-cell table:style-name="ce1"/>
          <table:table-cell table:number-columns-repeated="5"/>
          <table:table-cell office:value-type="string" calcext:value-type="string">
            <text:p>kosmetyki</text:p>
          </table:table-cell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almai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4" table:default-cell-style-name="ce1"/>
        <table:table-column table:style-name="co6" table:default-cell-style-name="ce1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Szampon głęboko oczyszczający Balmain</text:p>
          </table:table-cell>
          <table:table-cell office:value-type="string" calcext:value-type="string">
            <text:p>Szampon głęboko oczyszczający Balmain 1000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1.94" calcext:value-type="float">
            <text:p>121,94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/>
          <table:table-cell office:value-type="string" calcext:value-type="string">
            <text:p>Szampon Balmain</text:p>
          </table:table-cell>
          <table:table-cell office:value-type="string" calcext:value-type="string">
            <text:p>Szampon Balmain 250m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.16" calcext:value-type="float">
            <text:p>60,16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/>
          <table:table-cell office:value-type="string" calcext:value-type="string">
            <text:p>Odżywka Balmain</text:p>
          </table:table-cell>
          <table:table-cell office:value-type="string" calcext:value-type="string">
            <text:p>Odżywka Balmain 250m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.16" calcext:value-type="float">
            <text:p>60,16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pray Balma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9.9" calcext:value-type="float">
            <text:p>49,9</text:p>
          </table:table-cell>
          <table:table-cell table:number-columns-repeated="6"/>
          <table:table-cell office:value-type="string" calcext:value-type="string">
            <text:p>kosmety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0:08:19.4026381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7-22T10:09:52.120082695</dc:date>
    <meta:editing-duration>PT33M34S</meta:editing-duration>
    <meta:editing-cycles>10</meta:editing-cycles>
    <meta:print-date>2019-07-17T11:58:56.381252614</meta:print-date>
    <meta:document-statistic meta:table-count="2" meta:cell-count="93" meta:object-count="0"/>
  </office:meta>
</office:document-meta>
</file>